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916cm" style:rel-column-width="7384*"/>
    </style:style>
    <style:style style:name="Table1.B" style:family="table-column">
      <style:table-column-properties style:column-width="12.488cm" style:rel-column-width="48141*"/>
    </style:style>
    <style:style style:name="Table1.C" style:family="table-column">
      <style:table-column-properties style:column-width="2.596cm" style:rel-column-width="1001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 style:data-style-name="N10000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Answers.A" style:family="table-column">
      <style:table-column-properties style:column-width="2.499cm" style:rel-column-width="9635*"/>
    </style:style>
    <style:style style:name="Answers.B" style:family="table-column">
      <style:table-column-properties style:column-width="14.501cm" style:rel-column-width="55900*"/>
    </style:style>
    <style:style style:name="Answers.1" style:family="table-row">
      <style:table-row-properties fo:keep-together="auto"/>
    </style:style>
    <style:style style:name="Answers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Answers.B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Answers.2" style:family="table-row">
      <style:table-row-properties style:min-row-height="1.799cm" fo:keep-together="auto"/>
    </style:style>
    <style:style style:name="Answers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nswers.B2" style:family="table-cell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.A3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Answers.B3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4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5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6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7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8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9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0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swers.B11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fo:background-color="transparent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23de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7</text:span></text:p>
      <text:p text:style-name="Subtitle">Answer sheet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1">Team #</text:p>
          </table:table-cell>
          <table:table-cell table:style-name="Table1.B1" office:value-type="float" office:value="0">
            <text:p text:style-name="P1">Team name</text:p>
          </table:table-cell>
          <table:table-cell table:style-name="Table1.C1" office:value-type="float" office:value="0">
            <text:p text:style-name="P1">Round #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2" office:value-type="string">
            <text:p text:style-name="P4"/>
            <text:p text:style-name="P4"/>
            <text:p text:style-name="P4"/>
          </table:table-cell>
          <table:table-cell table:style-name="Table1.C2">
            <text:p text:style-name="P4"/>
          </table:table-cell>
        </table:table-row>
      </table:table>
      <text:p text:style-name="Text_20_body"/>
      <table:table table:name="Answers" table:style-name="Answers">
        <table:table-column table:style-name="Answers.A"/>
        <table:table-column table:style-name="Answers.B"/>
        <table:table-row table:style-name="Answers.1">
          <table:table-cell table:style-name="Answers.A1" office:value-type="float" office:value="0">
            <text:p text:style-name="P2">Question</text:p>
          </table:table-cell>
          <table:table-cell table:style-name="Answers.B1" office:value-type="float" office:value="0">
            <text:p text:style-name="P2">Answer</text:p>
          </table:table-cell>
        </table:table-row>
        <table:table-row table:style-name="Answers.2">
          <table:table-cell table:style-name="Answers.A2">
            <text:p text:style-name="P3"/>
          </table:table-cell>
          <table:table-cell table:style-name="Answers.B2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3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4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5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6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7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8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9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10" office:value-type="string">
            <text:p text:style-name="P3"/>
            <text:p text:style-name="P3"/>
            <text:p text:style-name="P3"/>
          </table:table-cell>
        </table:table-row>
        <table:table-row table:style-name="Answers.2">
          <table:table-cell table:style-name="Answers.A3">
            <text:p text:style-name="P3"/>
          </table:table-cell>
          <table:table-cell table:style-name="Answers.B11" office:value-type="string">
            <text:p text:style-name="P3"/>
            <text:p text:style-name="P3"/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7-12-18T21:04:10.100089498</dc:date>
    <dc:creator>Paul Agapow</dc:creator>
    <meta:editing-duration>PT11M31S</meta:editing-duration>
    <meta:editing-cycles>4</meta:editing-cycles>
    <meta:generator>LibreOffice/5.2.0.4$MacOSX_X86_64 LibreOffice_project/066b007f5ebcc236395c7d282ba488bca6720265</meta:generator>
    <meta:printed-by>Paul Agapow</meta:printed-by>
    <meta:print-date>2016-12-19T08:28:23.533665151</meta:print-date>
    <meta:document-statistic meta:table-count="2" meta:image-count="0" meta:object-count="0" meta:page-count="1" meta:paragraph-count="7" meta:word-count="15" meta:character-count="76" meta:non-whitespace-character-count="68"/>
  </office:meta>
</office:document-meta>
</file>